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fo:text-align="center"/>
      <style:text-properties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fo:language="en" fo:country="BE"/>
    </style:style>
    <style:style style:name="P2" style:parent-style-name="Standaard" style:family="paragraph">
      <style:paragraph-properties fo:text-align="center"/>
      <style:text-properties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fo:language="en" fo:country="BE"/>
    </style:style>
    <style:style style:name="P3" style:parent-style-name="Standaard" style:family="paragraph">
      <style:paragraph-properties fo:margin-left="0.4916in">
        <style:tab-stops/>
      </style:paragraph-properties>
    </style:style>
    <style:style style:name="P4" style:parent-style-name="Standaard" style:family="paragraph">
      <style:paragraph-properties fo:margin-left="0.4916in">
        <style:tab-stops/>
      </style:paragraph-properties>
    </style:style>
    <style:style style:name="P5" style:parent-style-name="Kop1" style:family="paragraph">
      <style:text-properties fo:font-size="14pt" style:font-size-asian="14pt" style:font-size-complex="14pt"/>
    </style:style>
    <style:style style:name="P6" style:parent-style-name="Standaard" style:family="paragraph">
      <style:paragraph-properties fo:margin-left="0.4916in">
        <style:tab-stops/>
      </style:paragraph-properties>
    </style:style>
    <style:style style:name="P7" style:parent-style-name="Standaard" style:family="paragraph">
      <style:paragraph-properties fo:margin-left="0.4916in">
        <style:tab-stops/>
      </style:paragraph-properties>
    </style:style>
    <style:style style:name="P8" style:parent-style-name="Standaard" style:family="paragraph">
      <style:paragraph-properties fo:margin-left="0.4916in">
        <style:tab-stops/>
      </style:paragraph-properties>
    </style:style>
    <style:style style:name="P9" style:parent-style-name="Standaard" style:family="paragraph">
      <style:paragraph-properties fo:margin-left="0.4916in">
        <style:tab-stops/>
      </style:paragraph-properties>
    </style:style>
    <style:style style:name="P10" style:parent-style-name="Standaard" style:family="paragraph">
      <style:paragraph-properties fo:margin-left="0.4916in">
        <style:tab-stops/>
      </style:paragraph-properties>
    </style:style>
    <style:style style:name="T11" style:parent-style-name="Standaardalinea-lettertype" style:family="text">
      <style:text-properties fo:language="en" fo:country="BE"/>
    </style:style>
    <style:style style:name="T12" style:parent-style-name="Standaardalinea-lettertype" style:family="text">
      <style:text-properties fo:language="en" fo:country="BE"/>
    </style:style>
    <style:style style:name="P13" style:parent-style-name="Standaard" style:family="paragraph">
      <style:paragraph-properties fo:margin-left="0.4916in">
        <style:tab-stops/>
      </style:paragraph-properties>
    </style:style>
    <style:style style:name="P14" style:parent-style-name="Standaard" style:family="paragraph">
      <style:paragraph-properties fo:margin-left="0.4916in">
        <style:tab-stops/>
      </style:paragraph-properties>
    </style:style>
    <style:style style:name="T15" style:parent-style-name="Standaardalinea-lettertype" style:family="text">
      <style:text-properties fo:language="en" fo:country="BE"/>
    </style:style>
    <style:style style:name="P16" style:parent-style-name="Standaard" style:family="paragraph">
      <style:paragraph-properties fo:margin-left="0.4916in">
        <style:tab-stops/>
      </style:paragraph-properties>
    </style:style>
    <style:style style:name="P17" style:parent-style-name="Standaard" style:family="paragraph">
      <style:paragraph-properties fo:margin-left="0.4916in">
        <style:tab-stops/>
      </style:paragraph-properties>
    </style:style>
    <style:style style:name="P18" style:parent-style-name="Standaard" style:family="paragraph">
      <style:paragraph-properties fo:margin-left="0.4916in">
        <style:tab-stops/>
      </style:paragraph-properties>
    </style:style>
    <style:style style:name="P19" style:parent-style-name="Standaard" style:family="paragraph">
      <style:paragraph-properties fo:margin-left="0.4916in">
        <style:tab-stops/>
      </style:paragraph-properties>
    </style:style>
    <style:style style:name="P20" style:parent-style-name="Kop1" style:family="paragraph">
      <style:text-properties fo:font-size="14pt" style:font-size-asian="14pt" style:font-size-complex="14pt"/>
    </style:style>
    <style:style style:name="P21" style:parent-style-name="Standaard" style:family="paragraph">
      <style:text-properties fo:language="en" fo:country="BE"/>
    </style:style>
    <style:style style:name="P22" style:parent-style-name="Standaard" style:family="paragraph">
      <style:paragraph-properties fo:margin-left="0.4916in">
        <style:tab-stops/>
      </style:paragraph-properties>
    </style:style>
    <style:style style:name="P23" style:parent-style-name="Standaard" style:family="paragraph">
      <style:paragraph-properties fo:margin-left="0.4916in">
        <style:tab-stops/>
      </style:paragraph-properties>
    </style:style>
    <style:style style:name="P24" style:parent-style-name="Standaard" style:family="paragraph">
      <style:paragraph-properties fo:margin-left="0.4916in">
        <style:tab-stops/>
      </style:paragraph-properties>
    </style:style>
    <style:style style:name="P25" style:parent-style-name="Standaard" style:family="paragraph">
      <style:paragraph-properties fo:margin-left="0.4916in">
        <style:tab-stops/>
      </style:paragraph-properties>
    </style:style>
    <style:style style:name="P26" style:parent-style-name="Standaard" style:family="paragraph">
      <style:paragraph-properties fo:margin-left="0.4916in">
        <style:tab-stops/>
      </style:paragraph-properties>
    </style:style>
    <style:style style:name="P27" style:parent-style-name="Standaard" style:family="paragraph">
      <style:paragraph-properties fo:margin-left="0.4916in">
        <style:tab-stops/>
      </style:paragraph-properties>
    </style:style>
    <style:style style:name="P28" style:parent-style-name="Standaard" style:family="paragraph">
      <style:paragraph-properties fo:margin-left="0.4916in">
        <style:tab-stops/>
      </style:paragraph-properties>
    </style:style>
    <style:style style:name="P29" style:parent-style-name="Standaard" style:family="paragraph">
      <style:paragraph-properties fo:margin-left="0.4916in">
        <style:tab-stops/>
      </style:paragraph-properties>
    </style:style>
    <style:style style:name="P30" style:parent-style-name="Standaard" style:family="paragraph">
      <style:paragraph-properties fo:margin-left="0.4916in">
        <style:tab-stops/>
      </style:paragraph-properties>
    </style:style>
    <style:style style:name="P31" style:parent-style-name="Standaard" style:family="paragraph">
      <style:paragraph-properties fo:margin-left="0.4916in">
        <style:tab-stops/>
      </style:paragraph-properties>
    </style:style>
    <style:style style:name="P32" style:parent-style-name="Standaard" style:family="paragraph">
      <style:paragraph-properties fo:margin-left="0.4916in">
        <style:tab-stops/>
      </style:paragraph-properties>
    </style:style>
    <style:style style:name="P33" style:parent-style-name="Standaard" style:family="paragraph">
      <style:paragraph-properties fo:margin-left="0.4916in">
        <style:tab-stops/>
      </style:paragraph-properties>
    </style:style>
    <style:style style:name="P34" style:parent-style-name="Standaard" style:family="paragraph">
      <style:paragraph-properties fo:margin-left="0.4916in">
        <style:tab-stops/>
      </style:paragraph-properties>
    </style:style>
    <style:style style:name="P35" style:parent-style-name="Standaard" style:family="paragraph">
      <style:paragraph-properties fo:margin-left="0.4916in">
        <style:tab-stops/>
      </style:paragraph-properties>
    </style:style>
    <style:style style:name="P36" style:parent-style-name="Kop1" style:family="paragraph">
      <style:text-properties fo:font-size="14pt" style:font-size-asian="14pt" style:font-size-complex="14pt"/>
    </style:style>
    <style:style style:name="P37" style:parent-style-name="Standaard" style:family="paragraph">
      <style:text-properties fo:language="en" fo:country="BE"/>
    </style:style>
    <style:style style:name="T38" style:parent-style-name="Standaardalinea-lettertype" style:family="text">
      <style:text-properties fo:language="en" fo:country="BE"/>
    </style:style>
    <style:style style:name="P39" style:parent-style-name="Standaard" style:family="paragraph">
      <style:paragraph-properties fo:margin-left="0.4916in">
        <style:tab-stops/>
      </style:paragraph-properties>
    </style:style>
    <style:style style:name="P40" style:parent-style-name="Standaard" style:family="paragraph">
      <style:paragraph-properties fo:margin-left="0.4916in">
        <style:tab-stops/>
      </style:paragraph-properties>
    </style:style>
    <style:style style:name="P41" style:parent-style-name="Standaard" style:family="paragraph">
      <style:paragraph-properties fo:margin-left="0.4916in">
        <style:tab-stops/>
      </style:paragraph-properties>
    </style:style>
    <style:style style:name="P42" style:parent-style-name="Standaard" style:family="paragraph">
      <style:paragraph-properties fo:margin-left="0.4916in">
        <style:tab-stops/>
      </style:paragraph-properties>
    </style:style>
    <style:style style:name="P43" style:parent-style-name="Standaard" style:family="paragraph">
      <style:paragraph-properties fo:margin-left="0.4916in">
        <style:tab-stops/>
      </style:paragraph-properties>
    </style:style>
    <style:style style:name="P44" style:parent-style-name="Standaard" style:family="paragraph">
      <style:paragraph-properties fo:margin-left="0.4916in">
        <style:tab-stops/>
      </style:paragraph-properties>
    </style:style>
    <style:style style:name="T45" style:parent-style-name="Standaardalinea-lettertype" style:family="text">
      <style:text-properties fo:language="en" fo:country="BE"/>
    </style:style>
    <style:style style:name="P46" style:parent-style-name="Standaard" style:family="paragraph">
      <style:paragraph-properties fo:margin-left="0.4916in">
        <style:tab-stops/>
      </style:paragraph-properties>
    </style:style>
    <style:style style:name="P47" style:parent-style-name="Standaard" style:family="paragraph">
      <style:paragraph-properties fo:margin-left="0.4916in">
        <style:tab-stops/>
      </style:paragraph-properties>
    </style:style>
    <style:style style:name="P48" style:parent-style-name="Standaard" style:family="paragraph">
      <style:paragraph-properties fo:margin-left="0.4916in">
        <style:tab-stops/>
      </style:paragraph-properties>
    </style:style>
    <style:style style:name="P49" style:parent-style-name="Standaard" style:family="paragraph">
      <style:paragraph-properties fo:margin-left="0.4916in">
        <style:tab-stops/>
      </style:paragraph-properties>
    </style:style>
    <style:style style:name="P50" style:parent-style-name="Standaard" style:family="paragraph">
      <style:paragraph-properties fo:margin-left="0.4916in">
        <style:tab-stops/>
      </style:paragraph-properties>
    </style:style>
    <style:style style:name="P51" style:parent-style-name="Standaard" style:family="paragraph">
      <style:paragraph-properties fo:margin-left="0.4916in">
        <style:tab-stops/>
      </style:paragraph-properties>
    </style:style>
    <style:style style:name="P52" style:parent-style-name="Standaard" style:family="paragraph">
      <style:paragraph-properties fo:margin-left="0.4916in">
        <style:tab-stops/>
      </style:paragraph-properties>
    </style:style>
    <style:style style:name="P53" style:parent-style-name="Standaard" style:family="paragraph">
      <style:paragraph-properties fo:margin-left="0.4916in">
        <style:tab-stops/>
      </style:paragraph-properties>
    </style:style>
    <style:style style:name="P54" style:parent-style-name="Standaard" style:family="paragraph">
      <style:paragraph-properties fo:margin-left="0.4916in">
        <style:tab-stops/>
      </style:paragraph-properties>
    </style:style>
    <style:style style:name="T55" style:parent-style-name="Standaardalinea-lettertype" style:family="text">
      <style:text-properties fo:font-size="14pt" style:font-size-asian="14pt" style:font-size-complex="14pt"/>
    </style:style>
    <style:style style:name="P56" style:parent-style-name="Standaard" style:family="paragraph">
      <style:text-properties fo:language="en" fo:country="BE"/>
    </style:style>
    <style:style style:name="P57" style:parent-style-name="Standaard" style:family="paragraph">
      <style:paragraph-properties fo:margin-left="0.4916in">
        <style:tab-stops/>
      </style:paragraph-properties>
      <style:text-properties fo:language="en" fo:country="BE"/>
    </style:style>
    <style:style style:name="P58" style:parent-style-name="Standaard" style:family="paragraph">
      <style:paragraph-properties fo:margin-left="0.4916in">
        <style:tab-stops/>
      </style:paragraph-properties>
    </style:style>
    <style:style style:name="P59" style:parent-style-name="Standaard" style:family="paragraph">
      <style:paragraph-properties fo:margin-left="0.4916in">
        <style:tab-stops/>
      </style:paragraph-properties>
      <style:text-properties fo:language="en" fo:country="BE"/>
    </style:style>
    <style:style style:name="P60" style:parent-style-name="Standaard" style:family="paragraph">
      <style:text-properties fo:language="en" fo:country="BE"/>
    </style:style>
  </office:automatic-styles>
  <office:body>
    <office:text text:use-soft-page-breaks="true">
      <text:p text:style-name="P1">Persoonlijke SWOT-analyse</text:p>
      <text:p text:style-name="P2"/>
      <text:h text:style-name="Kop2" text:outline-level="2">Voorwoord</text:h>
      <text:p text:style-name="Standaard"/>
      <text:p text:style-name="P3">In dit document zal een uitgebreide SWOT-analyse<text:s/>beschreven zijn. Deze zal gaan over mijzelf<text:s/>. Een SWOT-analyse staat stil bij 4 aspecten: sterktes, zwaktes, kansen en<text:s/>bedreigingen. Elke pagina zal 1 van deze aspecten uitvoerig beschrijven.<text:s/></text:p>
      <text:p text:style-name="P4"/>
      <text:h text:style-name="P5" text:outline-level="1">Sterktes</text:h>
      <text:p text:style-name="Standaard"/>
      <text:p text:style-name="P6">Bij de sterktes gaan we kijken waar ik mijzelf in zie uitblinken.<text:s/>Natuurlijk is het moeilijk om jezelf in de watten te leggen als het over persoonlijkheid gaat. <text:s/></text:p>
      <text:p text:style-name="P7">Als ik 4 grootste sterktes moet kiezen zal ik toch gaan voor: sociaal, communicatief, geduldig<text:s/>en een teamspeler. Ik ben iemand die heel graag in groep werkt en overweg kan met allemaal verschillend personen.</text:p>
      <text:p text:style-name="P8"><text:s/>Sociaal zijn vind ik heel belangrijk in het dagelijkse leven. Wie stil en alleen blijft zitten zal moeite hebben om persoonlijk te groeien. Door sociaal te zijn, leren we als persoon heel veel bij. Het zal niet altijd in je voordeel spelen maar we leren wel elke bij.<text:s/></text:p>
      <text:p text:style-name="P9">Communicatie is het<text:s/>belangrijkste<text:s/>onderdeel op de markt. De beste eindresultaten komen als we goed met elkaar communiceren. Daarbuiten staat ook dat we moeten luisteren naar elkaar. Ikzelf ben iemand die graag met mensen praat en/of nieuwe mensen leert kennen. Omdat ik geen verlegen persoon ben en zoek naar gelijke interesses kan ik snel een goede band scheppen met iemand.</text:p>
      <text:p text:style-name="P10">Geduldig vind ik ook iets waar we moeten bij stilstaan. De wereld<text:s/>draait<text:s/>de laatste jaren heel snel en niemand<text:s/>staat stil bij het<text:s/>heden.<text:s/>Je mag blij zijn waar je momenteel bent geraakt in je leven. Geduld kan je bekijken via heel veel invalshoeken. Laat het soms<text:span text:style-name="T11"><text:s/></text:span>even zinken<text:span text:style-name="T12">,</text:span><text:s/>anders geraak je uitgeput.<text:s/></text:p>
      <text:p text:style-name="P13">Een teamspeler staat wel op mijn buik geschreven. Ik werk heel graag in groep en vind ook elke ervaring leerrijk. De beste<text:s/>ideeën<text:s/>komen van verschillende hersenen samen. Iedereen bekijkt een probleem van een andere invalshoek. In een goed team voel je ook geen leider, iedereen stuurt elkaar<text:s/>bij waar nodig. Dit is nu wat ik zo leuk vind aan teamwerk. Wie samen alles geeft zal ook altijd eindigen met succes.</text:p>
      <text:p text:style-name="P14">Buiten en alleen deze sterktes zijn er gerust nog meer. Ik ben namelijk ook iemand die graag de wereld<text:s/>rondreis<text:span text:style-name="T15"><text:s/></text:span>en<text:s/>nieuwe connecties wil leggen. Ook ben ik iemand die graag zijn uitleg doet aan een 10-jarig publiek, dit in figuurlijke wijze. Iets complex uitleggen op een simplistische manier is iets wat ik ook vaak/graag doe.<text:s/><text:s/></text:p>
      <text:p text:style-name="P16">Ik kom bij de mensen vaak spontaan en eerlijk over. Liegen is iets wat ik ook helemaal niet graag doe.<text:s/></text:p>
      <text:p text:style-name="P17">Dit zijn zowat de sterktes die het eerst in mij opkomen.</text:p>
      <text:p text:style-name="P18"/>
      <text:p text:style-name="P19"/>
      <text:h text:style-name="P20" text:outline-level="1">Zwaktes</text:h>
      <text:p text:style-name="P21"/>
      <text:p text:style-name="P22">Op zwaktes kan je als persoon makkelijker op komen. We kijken meestal op een negatieve manier naar onze houding, waardoor we onze sterke kanten wat laten verwateren.<text:s/></text:p>
      <text:p text:style-name="P23">Als ik ergens moet starten over mijn zwakke kanten kies ik voor ‘slechte starter’. Ik ben namelijk iemand die moeilijk aan de praat te krijgen ben. Dit betekent niet dat ik <text:s/>mijn werk niet graag wil doen,<text:s/>maar enkel moeilijk van de startlijn geraak. Dit is ook de reden waarom ik dus graag in groep werk en niet individueel.<text:s/>Bij individueel werk durf ik zeker wat werk uit te stellen totdat het moet gebeuren.<text:s/></text:p>
      <text:p text:style-name="P24">Ook ben ik iemand die graag duidelijkheid wilt bij opdrachten. Veel mensen zien hier niet meteen de slechte kant van. Wat ik hier mee bedoel is dat ik graag instructies voorgeschoteld krijg voordat ik aan iets start. Dit stopt mijn brein van soms zelf even na te denken bij een<text:s/>opdracht.<text:s/></text:p>
      <text:p text:style-name="P25">Zoals ik<text:s/>hiervoor al heb besproken ben ik iemand die niet graag individueel werk. Ik geraak soms nogal snel verdwaald en weet dan niet goed wat doen. Als ik te lang vast hang op mijn eentje durf ik ook weleens de handdoek in de ring te gooien. Dit komt puur en alleen omdat ik dan geen motiveerde invloed<text:s/>heb.</text:p>
      <text:p text:style-name="P26">Ik blijf soms te vaak vasthangen als we een knoop moeten doorhakken. De knoop zelf doorhakken is niet het probleem direct. Het is eerder dat mijn gedachten te lang blijven plakken bij de gemaakte keuzen. Ik kan het zeg maar,<text:s/>niet meteen loslaten in mijn gedachten.</text:p>
      <text:p text:style-name="P27">Ik ben ook iemand die zeker wat me-time nodig heeft en mijn gedachten even moet laten varen. Dit is soms echter niet altijd op de beste momenten en zal dan niet even scherp en<text:s/>productief zijn. Na deze periode betekent dat wel dat ik een boost zal hebben.<text:s/></text:p>
      <text:p text:style-name="P28">Als ze vragen over mijn mening zal ik deze zo vaak mogelijk geven. Het kan wel dat ik soms niet echt een mening heb en dus geen invloed zal hebben op bepaalde beslissingen. Zo val ik dan soms buiten de discussie.<text:s/></text:p>
      <text:p text:style-name="P29">Als ik een bepaald vakjargon nog niet echt onder de knie heb en daar wordt over gesproken, zal ik duidelijk wat meer op de achtergrond blijven. Ik ben iemand die niet meteen graag iets fout zegt. Zeker niet wanneer er personen zijn die er<text:s/>veel meer van kennen. Ik voel me dan<text:s/>dom overkomen en zie mezelf dan eerder als een last in plaats<text:s/>als<text:s/>een aanwinst.</text:p>
      <text:p text:style-name="P30">Graag zou ik ook wat meer contact hebben met oudere generaties.<text:s/>Elke generatie heeft een andere visie op de bedrijfsmarkt en op het sociaal leven. Hier zou ik dan veel van kunnen bijleren.</text:p>
      <text:p text:style-name="P31"/>
      <text:p text:style-name="P32"/>
      <text:p text:style-name="P33"/>
      <text:p text:style-name="P34"/>
      <text:p text:style-name="P35"/>
      <text:h text:style-name="P36" text:outline-level="1">Kansen</text:h>
      <text:p text:style-name="P37"><text:tab/></text:p>
      <text:p text:style-name="Standaard"><text:span text:style-name="T38"><text:tab/></text:span>Kansen in de IT-wereld zijn er natuurlijk met hopen. Vandaag de dag draait alles wel op<text:tab/>een<text:s/><text:tab/>bepaalde technologie. Dit gaat van smartphones tot<text:s/>een enorm cruiseschip.<text:s/><text:tab/><text:tab/><text:tab/>Er zullen dus altijd klanten en vraag zijn binnen deze sector.</text:p>
      <text:p text:style-name="Standaard"><text:tab/>Met het diploma van Toegepaste informatica kan je dus kiezen uit een brede waaier. Binnen<text:s/><text:tab/>deze richting zijn er heel veel verschillende aspecten van de IT naar voor gekomen. Dus niet<text:s/><text:tab/>enkel en alleen is software aan bod gekomen, nee. Een grotere visie op de arbeidsmarkt<text:s/><text:tab/>kwam ook zeker ter spraken met business gerelateerde vakken.<text:s/>In deze richting word je niet<text:s/><text:tab/>met oogkleppen losgelaten en zo kan je dus nog kiezen wat je echt wilt doen.</text:p>
      <text:p text:style-name="P39">Job zekerheid<text:s/>is hier zeker een pluspunt, maar hier komt veel meer bij kijken. De groeimogelijkheden binnen deze sector is zeker ook een<text:s/>profijt.<text:s/></text:p>
      <text:p text:style-name="P40">Je zal binnen deze sector ook nooit verloren gaan. Technologie staat niet stil en er zal dus altijd nieuwe leerstof komen. Dit betekent dat ikzelf als persoon ook altijd deze nieuwe leerstof ga moeten verwerken. Hierdoor blijf je dus up-to-date met de dag en loop je niet rond in het verleden.<text:s/></text:p>
      <text:p text:style-name="P41">‘Data is het nieuwe goud’, is dan ook niet zomaar een uitspraak. Databeheer is op dit moment misschien wel het<text:s/>belangrijkste<text:s/>op de wereld. Overal waar je naar kijkt of wat je maar kan bedenken is wel ergens weggeschreven in de vorm van data.<text:s/></text:p>
      <text:p text:style-name="P42">Ikzelf ben iemand die ook graag in contact komt met data/databeheer. Ik zie dus wel een kans dat ik afslag richting deze vertakking.</text:p>
      <text:p text:style-name="P43">Als je iemand bent die graag iets nieuws<text:s/>ontdekt<text:s/>is<text:s/>de IT-sector ook een heel goede branche. Op de dag van vandaag kan je je meest zotte ideeën wel tot waarheid brengen. Omdat de IT-sector elke dag bijleert betekent dit dat geen enkel idee als dom overkomt. Denk maar aan<text:s/>het meeste zotte idee en realiteit is dat dit er misschien binnen 50 jaar zal zijn.</text:p>
      <text:p text:style-name="P44">Zoals hierboven al verteld is de IT-wereld één grote<text:s/>oceaan. Er zijn al heel veel dingen ontdekt en uitgewerkt maar<text:span text:style-name="T45"><text:s/></text:span>er zijn ook nog veel dingen niet gevonden. Dit is misschien dan wel da grootste kans om het verschil te kunnen maken zolang ik mijn best doe.</text:p>
      <text:p text:style-name="P46"/>
      <text:p text:style-name="P47"/>
      <text:p text:style-name="P48"/>
      <text:p text:style-name="P49"/>
      <text:p text:style-name="P50"/>
      <text:p text:style-name="P51"/>
      <text:p text:style-name="P52"/>
      <text:p text:style-name="P53"/>
      <text:p text:style-name="P54"/>
      <text:soft-page-break/>
      <text:h text:style-name="Kop1" text:outline-level="1"><text:span text:style-name="T55">Bedreigingen</text:span><text:s/></text:h>
      <text:p text:style-name="Standaard"/>
      <text:p text:style-name="Standaard"><text:tab/>Er zijn ook zeker en vast bedreigingen binnen de IT-wereld. Om te starten zullen we <text:s/><text:tab/><text:tab/>de grootste pakken, dit is concurrentie.<text:s/>Omdat er zoveel vraag naar technologie is betekent<text:s/><text:tab/>dit ook dat er een groot/gespreid aanbod is. Dit wil dus zeggen dat je wel echt één van de<text:s/><text:tab/>beste moet zijn om gekend te staan.<text:s/></text:p>
      <text:p text:style-name="Standaard"><text:tab/>Als<text:s/>startup<text:s/>is het dus moeilijk om met je voeten van de grond te komen. Innovatief zijn is dus<text:s/><text:tab/>zeker wel nodig om<text:s/>te blijven leven in deze sector.</text:p>
      <text:p text:style-name="Standaard"><text:tab/>“De beste blijven staan”, is dan ook een uitspraak die zeker aanbod komt in de IT. Je kan dan<text:s/><text:tab/>misschien wel goed zijn in je werk maar er kan altijd iemand beter zijn. Het probleem in de IT<text:s/><text:tab/>is dan ook dat iedereen het beste van het beste wilt. Wat betekent dat je wel echt op je<text:s/><text:tab/>hoede moet zijn en alles moet geven.<text:s/></text:p>
      <text:p text:style-name="Standaard"><text:tab/>Zoals eerder vermeldt<text:s/>evolueert IT elke dag. Je zal dus elke dag mee moeten zijn met de<text:s/><text:tab/>laatste nieuwtjes en vraagt dus een grote inspanning. Doe je dit niet zal je ook rap op je<text:s/><text:tab/>vingers getikt worden.</text:p>
      <text:p text:style-name="Standaard"><text:tab/>Bij technologie komt natuurlijk ook privacy. Dit is iets wat zeer erg onder de microscoop<text:s/><text:tab/>wordt genomen. Goed beveiligd zijn is dus een must. Loopt er toch iets mis of is er wat gelekt<text:s/><text:tab/>kan dit volgen tot zware boetes.</text:p>
      <text:p text:style-name="Standaard"><text:tab/>Als ik uit het standpunt kijk van een student die pas afgestudeerd is zie ik niet meteen heel<text:s/><text:tab/>grote bedreigingen. Dit zijn eerder bedreigingen voor wie al even in de sector zit of zijn eigen<text:s/><text:tab/>bedrijf binnen de IT heeft.</text:p>
      <text:p text:style-name="Standaard"><text:tab/>Dit wil niet zeggen dat dit geen bedreigingen kunnen worden. Moest je nu zelf iets oprichten<text:s/><text:tab/>of je wordt wat ouder zullen deze bedreigingen zeker aan de pas komen</text:p>
      <text:p text:style-name="P56"><text:tab/></text:p>
      <text:p text:style-name="P57"/>
      <text:p text:style-name="P58"/>
      <text:p text:style-name="P59"/>
      <text:p text:style-name="P60"><text:s/><text:tab/></text:p>
      <text:p text:style-name="Standaard"><text:tab/></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Calibri Light" style:font-name-asian="Times New Roman" style:font-name-complex="Times New Roman" fo:color="#2F5496" fo:font-size="16pt" style:font-size-asian="16pt" style:font-size-complex="16pt"/>
    </style:style>
    <style:style style:name="Kop2Char" style:display-name="Kop 2 Char" style:family="text" style:parent-style-name="Standaardalinea-lettertype">
      <style:text-properties style:font-name="Calibri Light" style:font-name-asian="Times New Roman" style:font-name-complex="Times New Roman" fo:color="#2F5496"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aniel Dierckx</meta:initial-creator>
    <dc:creator>Daniel Dierckx</dc:creator>
    <meta:creation-date>2022-04-27T09:24:00Z</meta:creation-date>
    <dc:date>2022-05-03T18:10:00Z</dc:date>
    <meta:template xlink:href="Normal.dotm" xlink:type="simple"/>
    <meta:editing-cycles>5</meta:editing-cycles>
    <meta:editing-duration>PT13740S</meta:editing-duration>
    <meta:document-statistic meta:page-count="4" meta:paragraph-count="17" meta:word-count="1343" meta:character-count="8714" meta:row-count="61" meta:non-whitespace-character-count="7388"/>
  </office:meta>
</office:document-meta>
</file>